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TransactionNamespaceHandlerTests.mBeanExportAlsoWor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TransactionNamespaceHandlerTests.nonPublicMethodsNotAdvi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nsactionalTestBean.exceptional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ransactionNamespaceHandlerTests.transactionalEventListenerRegisteredProper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alTestBean.findAllFo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ransactionNamespaceHandlerTests.invokeTransac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ransactionalTestBean.annotationsOnProtectedAreIgno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TransactionNamespaceHandlerTests.get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TestBean.saveQualifiedFooWithAttributeAli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TestBean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ransactionNamespaceHandler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alTestBean.saveQualified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TransactionNamespaceHandlerTests.is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alTestBean.save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